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4"/>
    <style:style style:name="P4" style:family="paragraph" style:parent-style-name="Text_20_body" style:list-style-name="L15"/>
    <style:style style:name="P5" style:family="paragraph" style:parent-style-name="Text_20_body" style:list-style-name="L16"/>
    <style:style style:name="P6" style:family="paragraph" style:parent-style-name="Text_20_body" style:list-style-name="L17"/>
    <style:style style:name="P7" style:family="paragraph" style:parent-style-name="Text_20_body" style:list-style-name="L18"/>
    <style:style style:name="P8" style:family="paragraph" style:parent-style-name="Text_20_body">
      <style:text-properties officeooo:paragraph-rsid="000d648e"/>
    </style:style>
    <style:style style:name="P9" style:family="paragraph" style:parent-style-name="Text_20_body">
      <style:text-properties officeooo:rsid="000d648e" officeooo:paragraph-rsid="000d648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Text_20_body" style:list-style-name="L11">
      <style:paragraph-properties fo:margin-top="0cm" fo:margin-bottom="0cm" loext:contextual-spacing="false"/>
    </style:style>
    <style:style style:name="P13" style:family="paragraph" style:parent-style-name="Text_20_body" style:list-style-name="L14">
      <style:paragraph-properties fo:margin-top="0cm" fo:margin-bottom="0cm" loext:contextual-spacing="false"/>
    </style:style>
    <style:style style:name="P14" style:family="paragraph" style:parent-style-name="Text_20_body" style:list-style-name="L16">
      <style:paragraph-properties fo:margin-top="0cm" fo:margin-bottom="0cm" loext:contextual-spacing="false"/>
    </style:style>
    <style:style style:name="P15" style:family="paragraph" style:parent-style-name="Text_20_body" style:list-style-name="L17">
      <style:paragraph-properties fo:margin-top="0cm" fo:margin-bottom="0cm" loext:contextual-spacing="false"/>
    </style:style>
    <style:style style:name="P16" style:family="paragraph" style:parent-style-name="Heading_20_2">
      <style:text-properties officeooo:rsid="000d648e" officeooo:paragraph-rsid="000d648e"/>
    </style:style>
    <style:style style:name="T1" style:family="text">
      <style:text-properties officeooo:rsid="000d648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1">[website].</text:span></text:p>
      <text:p text:style-name="Text_20_body">Cette politique est <text:span text:style-name="T1">en</text:span> conformité avec le Règlement général sur la protection des données de <text:span text:style-name="T1">M</text:span>ai 2018.</text:p>
      <text:p text:style-name="Text_20_body"/>
      <text:h text:style-name="Heading_20_2" text:outline-level="2">Collecte des renseignements personnels</text:h>
      <text:p text:style-name="Text_20_body">Nous collectons les renseignements suivants : <text:span text:style-name="T1">[collected_data]</text:span></text:p>
      <text:p text:style-name="P10"/>
      <text:p text:style-name="P8">Les renseignements personnels que nous collectons sont recueillis au travers de formulaires et grâce à l'interactivité établie entre vous et notre site Web. Nous utilisons également, comme indiqué dans la section <text:span text:style-name="T1">concernée</text:span>, des fichiers témoins <text:span text:style-name="T1">(cookies) </text:span>et/ou journaux <text:span text:style-name="T1">(</text:span>(log file<text:span text:style-name="T1">)</text:span> pour réunir des informations vous concernant. </text:p>
      <text:h text:style-name="P16" text:outline-level="2">Durée de conservation</text:h>
      <text:p text:style-name="Text_20_body"> Les données personnelles des personnes physiques sont conservées pendant un maximum de <text:span text:style-name="T1">3</text:span> ans. </text:p>
      <text:h text:style-name="Heading_20_2" text:outline-level="2">Formulaires  et interactivité:</text:h>
      <text:p text:style-name="Text_20_body">Vos renseignements personnels sont collectés par le biais de formulaire, à savoir : <text:span text:style-name="T1">[form_collect]</text:span></text:p>
      <text:list xml:id="list227388871718729743" text:style-name="L10">
        <text:list-item>
          <text:p text:style-name="P11">Formulaire d'inscription au site Web </text:p>
        </text:list-item>
        <text:list-item>
          <text:p text:style-name="P11">Formulaire de commande </text:p>
        </text:list-item>
        <text:list-item>
          <text:p text:style-name="P1">Formulaire de demande de devis </text:p>
        </text:list-item>
      </text:list>
      <text:p text:style-name="Text_20_body">Nous utilisons les renseignements ainsi collectés pour les finalités suivantes : <text:span text:style-name="T1">[collected_data_goal]</text:span></text:p>
      <text:list xml:id="list7460797788464793505" text:style-name="L11">
        <text:list-item>
          <text:p text:style-name="P12">Suivi de la commande </text:p>
        </text:list-item>
        <text:list-item>
          <text:p text:style-name="P12">Informations / Offres promotionnelles </text:p>
        </text:list-item>
        <text:list-item>
          <text:p text:style-name="P12">Statistiques </text:p>
        </text:list-item>
        <text:list-item>
          <text:p text:style-name="P12">Contact </text:p>
        </text:list-item>
        <text:list-item>
          <text:p text:style-name="P2">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6027493571214442848" text:style-name="L14">
        <text:list-item>
          <text:p text:style-name="P13">Adresse IP </text:p>
        </text:list-item>
        <text:list-item>
          <text:p text:style-name="P13">Système d'exploitation </text:p>
        </text:list-item>
        <text:list-item>
          <text:p text:style-name="P13">Pages visitées et requêtes </text:p>
        </text:list-item>
        <text:list-item>
          <text:p text:style-name="P3">Heure et jour de connexion </text:p>
        </text:list-item>
      </text:list>
      <text:p text:style-name="P8">Nous utilisons les renseignements ainsi collectés pour les finalités suivantes : </text:p>
      <text:list xml:id="list2436498670825287013" text:style-name="L15">
        <text:list-item>
          <text:p text:style-name="P4">Statistique </text:p>
        </text:list-item>
      </text:list>
      <text:p text:style-name="Horizontal_20_Line"/>
      <text:h text:style-name="Heading_20_2" text:outline-level="2"><text:soft-page-break/>Partage des renseignements personnels</text:h>
      <text:p text:style-name="Text_20_body">Nous nous engageons à ne pas commercialiser les renseignements personnels collectés. Cela ne 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Text_20_body">Pour pouvoir exercer ces droits, vous pouvez : <text:line-break/>Code postal : [adress]<text:line-break/>Section du site web : [website]</text:p>
      <text:p text:style-name="Horizontal_20_Line"/>
      <text:h text:style-name="Heading_20_2" text:outline-level="2">Droit d'accès</text:h>
      <text:p text:style-name="Text_20_body">Nous nous engageons à reconnaître un droit d'accès et de rectification aux personnes concernées désireuses de consulter, modifier, voire radier les informations les concernant.<text:line-break/>L'exercice de ce droit se fera :<text:line-break/>Code postal : [adress], <text:line-break/>Section du site web : [website]</text:p>
      <text:p text:style-name="Horizontal_20_Line"/>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9031299534434523729" text:style-name="L17">
        <text:list-item>
          <text:p text:style-name="P15">Protocole SSL (Secure Sockets Layer) </text:p>
        </text:list-item>
        <text:list-item>
          <text:p text:style-name="P15">Gestion des accès - personne autorisée </text:p>
        </text:list-item>
        <text:list-item>
          <text:p text:style-name="P15">Gestion des accès - personne concernée </text:p>
        </text:list-item>
        <text:list-item>
          <text:p text:style-name="P15">Sauvegarde informatique </text:p>
        </text:list-item>
        <text:list-item>
          <text:p text:style-name="P15">Identifiant / mot de passe </text:p>
        </text:list-item>
        <text:list-item>
          <text:p text:style-name="P6">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p text:style-name="Horizontal_20_Line"/>
      <text:h text:style-name="Heading_20_2" text:outline-level="2"><text:soft-page-break/>Législation</text:h>
      <text:p text:style-name="Text_20_body">Nous nous engageons à respecter les dispositions législatives énoncées dans la <text:span text:style-name="T1">lo</text:span>i Française.</text:p>
      <text:p text:style-name="Text_20_body"/>
      <text:p text:style-name="P9">[status] [company]</text:p>
      <text:p text:style-name="P9">[adress]</text:p>
      <text:p text:style-name="P9">[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49S</meta:editing-duration>
    <meta:editing-cycles>4</meta:editing-cycles>
    <meta:generator>LibreOffice/5.0.1.2$Windows_x86 LibreOffice_project/81898c9f5c0d43f3473ba111d7b351050be20261</meta:generator>
    <dc:date>2018-05-22T10:17:33.973000000</dc:date>
    <meta:document-statistic meta:table-count="0" meta:image-count="0" meta:object-count="0" meta:page-count="3" meta:paragraph-count="50" meta:word-count="631" meta:character-count="4358" meta:non-whitespace-character-count="3764"/>
    <meta:user-defined meta:name="Info 1"/>
    <meta:user-defined meta:name="Info 2"/>
    <meta:user-defined meta:name="Info 3"/>
    <meta:user-defined meta:name="Info 4"/>
  </office:meta>
</office:document-meta>
</file>